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elaborato finale </text:p>
      <text:p text:style-name="P2">Corso di Basi di Dati</text:p>
      <text:p text:style-name="P3"/>
      <text:p text:style-name="P3">Pietro Musoni – VR359914<text:tab/>Carlo Tacchella – VR362194</text:p>
      <text:p text:style-name="P3"/>
      <text:p text:style-name="P4">PROGETTO CONCETTUALE</text:p>
      <text:p text:style-name="P4"/>
      <text:p text:style-name="P4">Specifiche del Progetto</text:p>
      <text:p text:style-name="P5">Si vuole progettare un sistema informativo per gestire le informazioni relative</text:p>
      <text:p text:style-name="P5">alla gestione di un’agenzia immobiliare.</text:p>
      <text:p text:style-name="P5">L’agenzia mette in vendita, per conto dei suoi clienti, immobili che possono</text:p>
      <text:p text:style-name="P5">essere di tre tipi: appartamenti in palazzina, villette a schiera, ville singole.</text:p>
      <text:p text:style-name="P5">Per ogni immobile il sistema memorizza: un codice univoco, l’indirizzo, la città,</text:p>
      <text:p text:style-name="P5">la superficie totale, il numero di vani e una descrizione. Per gli appartamenti</text:p>
      <text:p text:style-name="P5">in palazzina si registra anche il piano a cui si trova l’appartamento, mentre</text:p>
      <text:p text:style-name="P5">per le ville singole si registra anche la superficie del giardino. Ogni tentativo</text:p>
      <text:p text:style-name="P5">di vendita di un immobile viene registrato indicando il cliente per conto del</text:p>
      <text:p text:style-name="P5">quale si gestisce la tentata vendita, l’immobile oggetto della vendita, un prezzo</text:p>
      <text:p text:style-name="P5">minimo, e il periodo di tempo per cui è valido il prezzo. Un immobile rimasto</text:p>
      <text:p text:style-name="P5">invenduto la prima volta può essere messo in vendita più volte in periodi diversi.</text:p>
      <text:p text:style-name="P5">Per ogni cliente il sistema registra: il suo codice fiscale, il nome, il cognome, la</text:p>
      <text:p text:style-name="P5">città di residenza, il numero di telefono ed eventualmente il numero di cellalare.</text:p>
      <text:p text:style-name="P5">Si registrano inoltre login e password per l’accesso ai servizi disponibili via web.</text:p>
      <text:p text:style-name="P5">Per facilitare la generazione di link nell'applicazione web si aggiunge un identificatore univoco (idTentataVendita) ad ogni tentativo di vendita registrato.</text:p>
      <text:p text:style-name="P5">Per ogni vendita il sistema registra i contatti di potenziali acquirenti interessati ad un dato immobile messo in vendita registrando: il giorno in cui si verificato il contatto, il cognome, il nome e il numero di telefono dell’interessato insieme al prezzo offerto.</text:p>
      <text:p text:style-name="P5">Per ogni immobile venduto il sistema memorizza i dati dell’acquirente: co-</text:p>
      <text:p text:style-name="P5">gnome, nome, codice fiscale, numero di telefono, il prezzo finale e la data in cui</text:p>
      <text:p text:style-name="P5">la vendita è stata decisa. Successivamente registra la data della compravendita</text:p>
      <text:p text:style-name="P5">vera e propria e il nome del notaio che redige l’atto formale di compravendita.</text:p>
      <text:p text:style-name="P5">Infine il sistema registra gli agenti immobiliari che lavorano per l’agenzia</text:p>
      <text:p text:style-name="P5">memorizzando: un codice univoco, il nome, il cognome, la data di assunzione,</text:p>
      <text:p text:style-name="P5">l’indirizzo e la città di residenza. Per ogni compravendita il sistema registra</text:p>
      <text:p text:style-name="P5">anche l’agente immobiliare che l’ha seguita.</text:p>
      <text:p text:style-name="P4"/>
      <text:p text:style-name="P4">note e scelte implementative</text:p>
      <text:p text:style-name="P4"/>
      <text:p text:style-name="P4">inclusione schema er</text:p>
      <text:p text:style-name="P4"/>
      <text:p text:style-name="P4"/>
      <text:p text:style-name="P4"/>
      <text:p text:style-name="P4">PROGETTAZIONE LOGICA</text:p>
      <text:p text:style-name="P4"/>
      <text:p text:style-name="P4">modello relazionale</text:p>
      <text:p text:style-name="P6"/>
      <text:p text:style-name="P6">Immobile(CodiceImmobile, IndirizzoImmobile, CittaImmobile, SuperficieImmobile, DescrizioneImmobile, <text:tab/>NumeroVani, NumeroPiano*, SuperficieGiardino* )</text:p>
      <text:p text:style-name="P6">TentativoVendita(id, PrezzoMinimo, PeriodoPrezzo, codFiscaleCliente, dataAcquisto*, notaio*, prezzoFinale, <text:tab/>dataConcordata, codiceAgente, codiceEffettivoAcquirente)</text:p>
      <text:p text:style-name="P6">InVendita(CodImmobile, IdTentativoVendita)</text:p>
      <text:p text:style-name="P6">Cliente(CodiceFiscale, NomeCliente, CognomeCliente,</text:p>
      <text:p text:style-name="P6">CittaResidenzaCliente, TelefonoCliente, CellulareCliente*, UsernameCliente,</text:p>
      <text:p text:style-name="P6"><text:tab/>PasswordCliente)</text:p>
      <text:p text:style-name="P6">Offerta(idTentativoVendita, nomePA, cognomePA, telefonoPA, prezzoOfferto, giornoContatto)</text:p>
      <text:p text:style-name="P6">Agente(CodiceAgente, NomeAgente, CognomeAgente, CittaResidenzaAgente, IndirizzoAgente)</text:p>
      <text:p text:style-name="P6">EffettivoAcquirente(Nome, Cognome, Teledono, codFis)</text:p>
      <text:p text:style-name="P6">PotenzialeAcquirente( Nome, Cognome, Telefono)</text:p>
      <text:p text:style-name="P6"/>
      <text:p text:style-name="P6">con i seguenti vincoli d’integrità </text:p>
      <text:list xml:id="list930551706" text:style-name="L1">
        <text:list-item>
          <text:p text:style-name="P7">IMMOBILE.cod→INVENDITA.CodImmobile</text:p>
        </text:list-item>
        <text:list-item>
          <text:p text:style-name="P7">TENTATIVOVENDITA.id →INVENDITA.idtentativovendita</text:p>
        </text:list-item>
        <text:list-item>
          <text:p text:style-name="P7"><text:soft-page-break/>TENTATIVOVENDITA.codFiscaleCliente→CLIENTE. CodiceFiscale</text:p>
        </text:list-item>
        <text:list-item>
          <text:p text:style-name="P7">OFFERTA.nomePA→POTENZIALEACQUIRENTE.nome</text:p>
        </text:list-item>
        <text:list-item>
          <text:p text:style-name="P7">OFFERTA.cognomePA→POTENZIALEACQUIRENTE.cognome</text:p>
        </text:list-item>
        <text:list-item>
          <text:p text:style-name="P7">OFFERTA.telefonoPA→POTENZIALEACQUIRENTE.telefono</text:p>
        </text:list-item>
        <text:list-item>
          <text:p text:style-name="P7">OFFERTA.idtentativovendita→TENTATIVOVENDITA.id</text:p>
        </text:list-item>
        <text:list-item>
          <text:p text:style-name="P7">TENTATIVOVENDITA.codiceAgente → AGENTE.codiceAgente</text:p>
        </text:list-item>
        <text:list-item>
          <text:p text:style-name="P7">TENTATIVOVENDITA.codiceEffettivoAcquirente →EFFETTIVOACQUIRENTE.codFis</text:p>
        </text:list-item>
      </text:list>
      <text:p text:style-name="P6"/>
      <text:p text:style-name="P6"/>
      <text:p text:style-name="P6"/>
      <text:p text:style-name="P4"/>
      <text:p text:style-name="P4"/>
      <text:p text:style-name="P4"/>
      <text:p text:style-name="P4">Requisiti della progettazione dell'applicazione web</text:p>
      <text:p text:style-name="P4"/>
      <text:p text:style-name="P5">Le informazioni contenute nella base di dati devono essere presentate in un</text:p>
      <text:p text:style-name="P5">sito web. Tale sito deve essere strutturato in schemi di pagina come descritto;</text:p>
      <text:p text:style-name="P5">è possibile estendere la struttura aggiungendo ulteriori schemi di pagina che</text:p>
      <text:p text:style-name="P5">mostrano ulteriori dettagli:</text:p>
      <text:p text:style-name="P5"/>
      <text:p text:style-name="P5">• Home page, dove si riporta:</text:p>
      <text:p text:style-name="P5"><text:tab/>– Presentazione dell’azienda;</text:p>
      <text:p text:style-name="P5"><text:tab/>– Elenco dei tipi di immobile per i quali alla data attuale esistono degli immobili in vendita <text:tab/>indicando per ogni tipo il numero (quantità) di tentativi di vendita in corso (il tipo è un</text:p>
      <text:p text:style-name="P5"><text:tab/>link verso lo schema di pagina TentativiDiVenditaPage);</text:p>
      <text:p text:style-name="P5"><text:tab/>– Sede dell’azienda e contatti.</text:p>
      <text:p text:style-name="P5">• TentativiDiVenditaPage, dove si presentano le seguenti informazioni:</text:p>
      <text:p text:style-name="P5"><text:tab/>– Il tipo di immobili a cui si riferisce la pagina;</text:p>
      <text:p text:style-name="P5"><text:tab/>– L’elenco dei tentativi di vendita di immobili di questo tipo che sono in corso; riportare <text:tab/>nell’elenco: il codice univoco, l’indirizzo, la città e la superficie </text:p>
      <text:p text:style-name="P5"><text:tab/>totale dell’immobile (il codice è un link verso lo schema di pagina</text:p>
      <text:p text:style-name="P5"><text:tab/>ImmobilePage).</text:p>
      <text:p text:style-name="P5">• ImmobilePage, dove si presentano le seguenti informazioni:</text:p>
      <text:p text:style-name="P5"><text:tab/>– Il codice univoco, l’indirizzo, la città, la superficie totale, il numero</text:p>
      <text:p text:style-name="P5"><text:tab/>di vani e la descrizione dell’immobile (opzionalmente è possibile mostrare un'immagine <text:tab/>dell'immobile; in questo caso va opportunamente estesa la base di dati). Si indica inoltre il <text:tab/>numero di offerte registrate dino ad ora.</text:p>
      <text:p text:style-name="P5"><text:tab/>– Una form che consente ad un potenziale acquirente di inserire un’offerta per l’acquisto <text:tab/>dell’immobile indicando: il cognome, il nome</text:p>
      <text:p text:style-name="P5"><text:tab/>e il numero di telefono dell’interessato e il prezzo offerto. Se l’offerta viene registrata <text:tab/>correttamente il sistema ritorna alla pagina ImmobilePage;</text:p>
      <text:p text:style-name="P5"><text:tab/>– Una form che consente all’utente per conto del quale si gestisce la tentata vendita, di <text:tab/>collegarsi alla pagina che mostra le offerte pervenute (OffertePage)</text:p>
      <text:p text:style-name="P5">• OffertePage, dove si presentano le seguenti informazioni:</text:p>
      <text:p text:style-name="P5"><text:tab/>– L’elenco delle offerte pervenuto per l’immobile riportando: il giorno</text:p>
      <text:p text:style-name="P5"><text:tab/>in cui l’offerta è stata registrata, il cognome, il nome e il numero di telefono dell’interessato <text:tab/>e il prezzo offerto.</text:p>
      <text:p text:style-name="P5"/>
      <text:p text:style-name="P4"/>
      <text:p text:style-name="P4"/>
      <text:p text:style-name="P4">page schema </text:p>
      <text:p text:style-name="P4"/>
      <text:p text:style-name="P4">STRUTTURA DELL'APPLICAZIONE WEB</text:p>
      <text:p text:style-name="P4">descrizione dell'articolazione in moduli del softwa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1:23:39</meta:creation-date>
    <dc:date>2014-07-21T22:36:33</dc:date>
    <meta:editing-duration>PT53M3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81" meta:word-count="773" meta:character-count="5883" meta:non-whitespace-character-count="5111"/>
  </office:meta>
</office:document-meta>
</file>